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stretchy="false">−</mo>
        <mn>1</mn>
      </mrow>
      <mo stretchy="false">≤</mo>
      <mfrac>
        <mi>X</mi>
        <mrow>
          <mrow>
            <mi>Z</mi>
            <mo stretchy="false">∗</mo>
            <mi mathvariant="italic">ar</mi>
            <mo stretchy="false">∗</mo>
            <mi>tan</mi>
          </mrow>
          <mrow>
            <mo fence="true" stretchy="false">(</mo>
            <mrow>
              <mfrac>
                <mi mathvariant="italic">FOV</mi>
                <mn>2</mn>
              </mfrac>
            </mrow>
            <mo fence="true" stretchy="false">)</mo>
          </mrow>
        </mrow>
      </mfrac>
      <mo stretchy="false">≤</mo>
      <mn>1</mn>
    </mrow>
    <annotation encoding="StarMath 5.0">-1&lt;={ X } over { Z*ar* tan({ FOV } over {2})  }&lt;=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1:52:59.969672806</meta:creation-date>
    <dc:date>2015-05-15T15:41:24.077396493</dc:date>
    <meta:editing-duration>PT3H48M23S</meta:editing-duration>
    <meta:editing-cycles>3</meta:editing-cycles>
    <meta:generator>LibreOffice/4.4.3.2$Linux_X86_64 LibreOffice_project/40$Build-2</meta:generator>
  </office:meta>
</office:document-meta>
</file>